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fo:text-align="center" style:justify-single-word="false" fo:text-indent="0cm" style:auto-text-indent="false" fo:padding="0cm" fo:border="non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.265cm" fo:text-align="justify" style:justify-single-word="false" fo:text-indent="0cm" style:auto-text-indent="false" fo:padding="0cm" fo:border="non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margin-top="0cm" fo:margin-bottom="0.265cm" fo:text-align="justify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style:font-size-asian="14pt" style:font-size-complex="14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515151" style:font-name="Trebuchet MS" fo:font-size="14pt" fo:letter-spacing="normal" fo:font-style="normal" fo:font-weight="normal" style:font-size-asian="12.25pt" style:font-size-complex="14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size-asian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Введение </text:span><text:tab/></text:p>
      <text:p text:style-name="P1"/>
      <text:p text:style-name="P2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<text:s text:c="2"/>К примеру это может быть внутренний почтовый сервис или система документооборота. Ежедневно по <text:s/>вычислительной <text:s/>информационной системе может передавать огромное количество информации. Потому возникает необходимость в административной поддержки. </text:p>
      <text:p text:style-name="P2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<text:s/>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 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<text:p text:style-name="P4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 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<text:p text:style-name="P5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способный быстро устранить <text:s/>неисправность в ЛС, отследить состояние, а так же перенастроить оборудование. Для обучения молодого персонала требуется время и <text:soft-page-break/>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 </text:p>
      <text:p text:style-name="P5"><text:tab/>Цель работы <text:span text:style-name="T2">– разработка эффективной, интуитивно-понятной <text:s/>системы для мониторинга локальной вычислительной системы в рамках ИВЦ ФГБОУ ВПО МГИУ. </text:span></text:p>
      <text:p text:style-name="P5"><text:span text:style-name="T2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7:44:05</meta:creation-date>
    <dc:date>2014-12-02T18:59:19</dc:date>
    <meta:editing-duration>PT36M45S</meta:editing-duration>
    <meta:editing-cycles>12</meta:editing-cycles>
    <meta:generator>LibreOffice/3.4$Linux LibreOffice_project/340m1$Build-602</meta:generator>
    <meta:document-statistic meta:table-count="0" meta:image-count="0" meta:object-count="0" meta:page-count="2" meta:paragraph-count="6" meta:word-count="329" meta:character-count="2725" meta:non-whitespace-character-count="2385"/>
  </office:meta>
</office:document-meta>
</file>